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41.16pt"/>
    </style:style>
    <style:style style:name="co3" style:family="table-column">
      <style:table-column-properties fo:break-before="auto" style:column-width="84.36pt"/>
    </style:style>
    <style:style style:name="co4" style:family="table-column">
      <style:table-column-properties fo:break-before="auto" style:column-width="99.81pt"/>
    </style:style>
    <style:style style:name="co5" style:family="table-column">
      <style:table-column-properties fo:break-before="auto" style:column-width="46.54pt"/>
    </style:style>
    <style:style style:name="co6" style:family="table-column">
      <style:table-column-properties fo:break-before="auto" style:column-width="55.05pt"/>
    </style:style>
    <style:style style:name="co7" style:family="table-column">
      <style:table-column-properties fo:break-before="auto" style:column-width="57.34pt"/>
    </style:style>
    <style:style style:name="co8" style:family="table-column">
      <style:table-column-properties fo:break-before="auto" style:column-width="63.5pt"/>
    </style:style>
    <style:style style:name="co9" style:family="table-column">
      <style:table-column-properties fo:break-before="auto" style:column-width="98.25pt"/>
    </style:style>
    <style:style style:name="co10" style:family="table-column">
      <style:table-column-properties fo:break-before="auto" style:column-width="97.51pt"/>
    </style:style>
    <style:style style:name="co11" style:family="table-column">
      <style:table-column-properties fo:break-before="auto" style:column-width="71.26pt"/>
    </style:style>
    <style:style style:name="co12" style:family="table-column">
      <style:table-column-properties fo:break-before="auto" style:column-width="74.35pt"/>
    </style:style>
    <style:style style:name="co13" style:family="table-column">
      <style:table-column-properties fo:break-before="auto" style:column-width="75.86pt"/>
    </style:style>
    <style:style style:name="co14" style:family="table-column">
      <style:table-column-properties fo:break-before="auto" style:column-width="78.94pt"/>
    </style:style>
    <style:style style:name="co15" style:family="table-column">
      <style:table-column-properties fo:break-before="auto" style:column-width="65.85pt"/>
    </style:style>
    <style:style style:name="co16" style:family="table-column">
      <style:table-column-properties fo:break-before="auto" style:column-width="92.86pt"/>
    </style:style>
    <style:style style:name="co17" style:family="table-column">
      <style:table-column-properties fo:break-before="auto" style:column-width="88.21pt"/>
    </style:style>
    <style:style style:name="co18" style:family="table-column">
      <style:table-column-properties fo:break-before="auto" style:column-width="254.21pt"/>
    </style:style>
    <style:style style:name="co19" style:family="table-column">
      <style:table-column-properties fo:break-before="auto" style:column-width="53.49pt"/>
    </style:style>
    <style:style style:name="co20" style:family="table-column">
      <style:table-column-properties fo:break-before="auto" style:column-width="31.1pt"/>
    </style:style>
    <style:style style:name="co2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network_outliers_all_on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default-cell-style-name="Default"/>
        <table:table-row table:style-name="ro1">
          <table:table-cell/>
          <table:table-cell office:value-type="string" calcext:value-type="string">
            <text:p>version</text:p>
          </table:table-cell>
          <table:table-cell office:value-type="string" calcext:value-type="string">
            <text:p>location_scheme</text:p>
          </table:table-cell>
          <table:table-cell office:value-type="string" calcext:value-type="string">
            <text:p>datastream_scheme</text:p>
          </table:table-cell>
          <table:table-cell office:value-type="string" calcext:value-type="string">
            <text:p>l_combo</text:p>
          </table:table-cell>
          <table:table-cell office:value-type="string" calcext:value-type="string">
            <text:p>ds_combo</text:p>
          </table:table-cell>
          <table:table-cell office:value-type="string" calcext:value-type="string">
            <text:p>input_days</text:p>
          </table:table-cell>
          <table:table-cell office:value-type="string" calcext:value-type="string">
            <text:p>output_days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binary_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true_positives</text:p>
          </table:table-cell>
          <table:table-cell office:value-type="string" calcext:value-type="string">
            <text:p>true_negatives</text:p>
          </table:table-cell>
          <table:table-cell office:value-type="string" calcext:value-type="string">
            <text:p>false_positives</text:p>
          </table:table-cell>
          <table:table-cell office:value-type="string" calcext:value-type="string">
            <text:p>false_negatives</text:p>
          </table:table-cell>
          <table:table-cell office:value-type="string" calcext:value-type="string">
            <text:p>dataset_size</text:p>
          </table:table-cell>
          <table:table-cell office:value-type="string" calcext:value-type="string">
            <text:p>training_time</text:p>
          </table:table-cell>
          <table:table-cell office:value-type="string" calcext:value-type="string">
            <text:p>experiment_name</text:p>
          </table:table-cell>
          <table:table-cell office:value-type="string" calcext:value-type="string">
            <text:p>dataset_name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Max_or_Min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23320013284683" calcext:value-type="float">
            <text:p>0.123320013284683</text:p>
          </table:table-cell>
          <table:table-cell office:value-type="float" office:value="0.826086938381195" calcext:value-type="float">
            <text:p>0.826086938381195</text:p>
          </table:table-cell>
          <table:table-cell office:value-type="float" office:value="0.657894730567932" calcext:value-type="float">
            <text:p>0.657894730567932</text:p>
          </table:table-cell>
          <table:table-cell office:value-type="float" office:value="0.833333313465118" calcext:value-type="float">
            <text:p>0.833333313465118</text:p>
          </table:table-cell>
          <table:table-cell office:value-type="float" office:value="50" calcext:value-type="float">
            <text:p>50</text:p>
          </table:table-cell>
          <table:table-cell office:value-type="float" office:value="121" calcext:value-type="float">
            <text:p>121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062" calcext:value-type="float">
            <text:p>2062</text:p>
          </table:table-cell>
          <table:table-cell office:value-type="float" office:value="68.6203083992004" calcext:value-type="float">
            <text:p>68.6203083992004</text:p>
          </table:table-cell>
          <table:table-cell office:value-type="string" calcext:value-type="string">
            <text:p>12_J_exp8</text:p>
          </table:table-cell>
          <table:table-cell office:value-type="string" calcext:value-type="string">
            <text:p>12_J.v1.l1.ds0.l_combo10.ds_combo0.idays30.odays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etwork 2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493677258491516" calcext:value-type="float">
            <text:p>0.049367725849152</text:p>
          </table:table-cell>
          <table:table-cell office:value-type="float" office:value="0.944117665290832" calcext:value-type="float">
            <text:p>0.944117665290832</text:p>
          </table:table-cell>
          <table:table-cell office:value-type="float" office:value="0.890410959720612" calcext:value-type="float">
            <text:p>0.890410959720612</text:p>
          </table:table-cell>
          <table:table-cell office:value-type="float" office:value="0.85526317358017" calcext:value-type="float">
            <text:p>0.85526317358017</text:p>
          </table:table-cell>
          <table:table-cell office:value-type="float" office:value="65" calcext:value-type="float">
            <text:p>65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392" calcext:value-type="float">
            <text:p>3392</text:p>
          </table:table-cell>
          <table:table-cell office:value-type="float" office:value="196.209656715393" calcext:value-type="float">
            <text:p>196.209656715393</text:p>
          </table:table-cell>
          <table:table-cell table:style-name="ce1" office:value-type="string" calcext:value-type="string">
            <text:p>12_J_exp8</text:p>
          </table:table-cell>
          <table:table-cell table:style-name="ce1" office:value-type="string" calcext:value-type="string">
            <text:p>12_J.v1.l1.ds0.l_combo6.ds_combo0.idays30.odays1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string" calcext:value-type="string">
            <text:p>Network 2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Max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468085333704948" calcext:value-type="float">
            <text:p>0.046808533370495</text:p>
          </table:table-cell>
          <table:table-cell office:value-type="float" office:value="0.944117665290832" calcext:value-type="float">
            <text:p>0.944117665290832</text:p>
          </table:table-cell>
          <table:table-cell office:value-type="float" office:value="0.821917831897736" calcext:value-type="float">
            <text:p>0.821917831897736</text:p>
          </table:table-cell>
          <table:table-cell office:value-type="float" office:value="0.909090936183929" calcext:value-type="float">
            <text:p>0.909090936183929</text:p>
          </table:table-cell>
          <table:table-cell office:value-type="float" office:value="60" calcext:value-type="float">
            <text:p>60</text:p>
          </table:table-cell>
          <table:table-cell office:value-type="float" office:value="261" calcext:value-type="float">
            <text:p>26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3392" calcext:value-type="float">
            <text:p>3392</text:p>
          </table:table-cell>
          <table:table-cell office:value-type="float" office:value="94.7835073471069" calcext:value-type="float">
            <text:p>94.7835073471069</text:p>
          </table:table-cell>
          <table:table-cell table:style-name="ce1" office:value-type="string" calcext:value-type="string">
            <text:p>12_J_exp64</text:p>
          </table:table-cell>
          <table:table-cell table:style-name="ce1" office:value-type="string" calcext:value-type="string">
            <text:p>12_J.v1.l1.ds0.l_combo6.ds_combo0.idays30.odays1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Network 2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Max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109685525298119" calcext:value-type="float">
            <text:p>0.109685525298119</text:p>
          </table:table-cell>
          <table:table-cell office:value-type="float" office:value="0.829247653484345" calcext:value-type="float">
            <text:p>0.829247653484345</text:p>
          </table:table-cell>
          <table:table-cell office:value-type="float" office:value="0.648171484470367" calcext:value-type="float">
            <text:p>0.648171484470367</text:p>
          </table:table-cell>
          <table:table-cell office:value-type="float" office:value="0.804381847381592" calcext:value-type="float">
            <text:p>0.804381847381592</text:p>
          </table:table-cell>
          <table:table-cell office:value-type="float" office:value="514" calcext:value-type="float">
            <text:p>514</text:p>
          </table:table-cell>
          <table:table-cell office:value-type="float" office:value="1448" calcext:value-type="float">
            <text:p>1448</text:p>
          </table:table-cell>
          <table:table-cell office:value-type="float" office:value="279" calcext:value-type="float">
            <text:p>279</text:p>
          </table:table-cell>
          <table:table-cell office:value-type="float" office:value="125" calcext:value-type="float">
            <text:p>125</text:p>
          </table:table-cell>
          <table:table-cell office:value-type="float" office:value="3379" calcext:value-type="float">
            <text:p>3379</text:p>
          </table:table-cell>
          <table:table-cell office:value-type="float" office:value="160.878580331802" calcext:value-type="float">
            <text:p>160.878580331802</text:p>
          </table:table-cell>
          <table:table-cell office:value-type="string" calcext:value-type="string">
            <text:p>12_V_exp32</text:p>
          </table:table-cell>
          <table:table-cell office:value-type="string" calcext:value-type="string">
            <text:p>12_V.v1.l1.ds0.l_combo12.ds_combo0.idays30.odays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etwork 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387890823185444" calcext:value-type="float">
            <text:p>0.038789082318544</text:p>
          </table:table-cell>
          <table:table-cell office:value-type="float" office:value="0.955752193927765" calcext:value-type="float">
            <text:p>0.955752193927765</text:p>
          </table:table-cell>
          <table:table-cell office:value-type="float" office:value="0.882352948188782" calcext:value-type="float">
            <text:p>0.882352948188782</text:p>
          </table:table-cell>
          <table:table-cell office:value-type="float" office:value="0.535714268684387" calcext:value-type="float">
            <text:p>0.535714268684387</text:p>
          </table:table-cell>
          <table:table-cell office:value-type="float" office:value="15" calcext:value-type="float">
            <text:p>15</text:p>
          </table:table-cell>
          <table:table-cell office:value-type="float" office:value="309" calcext:value-type="float">
            <text:p>30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390" calcext:value-type="float">
            <text:p>3390</text:p>
          </table:table-cell>
          <table:table-cell office:value-type="float" office:value="147.991226434708" calcext:value-type="float">
            <text:p>147.991226434708</text:p>
          </table:table-cell>
          <table:table-cell table:style-name="ce1" office:value-type="string" calcext:value-type="string">
            <text:p>12_V_exp64</text:p>
          </table:table-cell>
          <table:table-cell table:style-name="ce1" office:value-type="string" calcext:value-type="string">
            <text:p>12_V.v1.l1.ds0.l_combo5.ds_combo0.idays30.odays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Network 3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Ma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5T15:50:48.388152961</dc:date>
    <meta:editing-duration>PT1M21S</meta:editing-duration>
    <meta:editing-cycles>1</meta:editing-cycles>
    <meta:document-statistic meta:table-count="1" meta:cell-count="149" meta:object-count="0"/>
    <meta:generator>LibreOffice/6.0.7.3$Linux_X86_64 LibreOffice_project/00m0$Build-3</meta:generator>
  </office:meta>
</office:document-meta>
</file>